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toProxyUtils.determineTargetClass( ConfigurableListableBeanFactory beanFactory , @ Nullable String bean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utoProxyUtils.isOriginalInstance( String beanName , Class &lt; ? &gt; beanClas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utoProxyUtils.exposeTargetClass( ConfigurableListableBeanFactory beanFactory , @ Nullable String beanName , Class &lt; ? &gt; target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utoProxyUtils.shouldProxyTargetClass( ConfigurableListableBeanFactory beanFactory , @ Nullable String bean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